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style:font-name="Liberation Mono" fo:font-size="10pt" fo:language="zxx" fo:country="none" style:font-size-asian="10pt" style:font-size-complex="10pt"/>
    </style:style>
    <style:style style:name="P3" style:family="paragraph" style:parent-style-name="Standard">
      <style:text-properties style:font-name="Liberation Mono" fo:font-size="10pt" fo:language="zxx" fo:country="none" officeooo:rsid="0002eaa7" officeooo:paragraph-rsid="0002eaa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7" style:family="text">
      <style:text-properties style:font-name="Liberation Mono" fo:font-size="10pt" fo:language="zxx" fo:country="none" style:font-size-asian="10pt" style:font-size-complex="10pt"/>
    </style:style>
    <style:style style:name="T8" style:family="text">
      <style:text-properties style:font-name="Liberation Mono" fo:font-size="10pt" fo:language="zxx" fo:country="none" officeooo:rsid="0002eaa7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achim@caba1:~/git&gt; hexdump -C ~/Downloads/sml </text:p>
      <text:p text:style-name="P2">00000000 <text:s/>76 09 82 ae 63 02 00 01 <text:s/>34 20 62 00 62 00 72 65 <text:s/>|v...c...4 b.b.re|</text:p>
      <text:p text:style-name="P2">00000010 <text:s/>00 00 01 01 76 01 01 09 <text:s/>00 00 00 00 02 64 15 37 <text:s/>|....v........d.7|</text:p>
      <text:p text:style-name="P2">00000020 <text:s/>0b 0a 01 49 54 52 00 03 <text:s/>4f 65 82 72 62 01 65 02 <text:s/>|...ITR..Oe.rb.e.|</text:p>
      <text:p text:style-name="P2">00000030 <text:s/>64 15 38 01 63 ba b6 00 <text:s/>76 09 82 ae 63 02 00 01 <text:s/>|d.8.c...v...c...|</text:p>
      <text:p text:style-name="P2">00000040 <text:s/>34 21 62 00 62 00 72 65 <text:s/>00 00 07 01 77 01 0b 0a <text:s/>|4!b.b.re....w...|</text:p>
      <text:p text:style-name="P1">00000050 <text:s/>01 49 54 52 00 03 4f 65 <text:s/>82 07 01 00 62 0a ff ff <text:s/>|.ITR..Oe....b...|</text:p>
      <text:p text:style-name="P2">00000060 <text:s/>72 62 01 65 02 64 15 38 <text:s/>74 77 07 01 00 60 32 01 <text:s/>|rb.e.d.8tw...`2.|</text:p>
      <text:p text:style-name="P2">00000070 <text:s/>01 01 01 01 01 04 49 54 <text:s/>52 01 77 07 01 00 60 01 <text:s/>|......ITR.w...`.|</text:p>
      <text:p text:style-name="P2">00000080 <text:s/>00 ff 01 01 01 01 0b 0a <text:s/>01 49 54 52 00 03 4f 65 <text:s/>|.........ITR..Oe|</text:p>
      <text:p text:style-name="P2">00000090 <text:s/>82 01 <text:span text:style-name="T1">77 07 01 00 01 08 <text:s/>00 ff 65 00 1c 01 04 01 <text:s/>|..w.......e.....|</text:span></text:p>
      <text:p text:style-name="P2"><text:span text:style-name="T1">000000a0 <text:s/>62 1e</text:span><text:span text:style-name="T3"> </text:span><text:span text:style-name="T6">52 03</text:span><text:span text:style-name="T3"> </text:span><text:span text:style-name="T1">69 00 00 00 <text:s/>00</text:span><text:span text:style-name="T3"> </text:span><text:span text:style-name="T6">00 00 20 73</text:span><text:span text:style-name="T3"> </text:span><text:span text:style-name="T1">01</text:span> 77 07 <text:s/>|b.R.i...... s.w.|</text:p>
      <text:p text:style-name="P2">000000b0 <text:s/>01 00 02 08 00 ff 01 01 <text:s/>62 1e 52 03 69 00 00 00 <text:s/>|........b.R.i...|</text:p>
      <text:p text:style-name="P2">000000c0 <text:s/>00 00 00 00 0c 01 01 01 <text:s/>63 5e 6c 00 76 09 82 ae <text:s/>|........c^l.v...|</text:p>
      <text:p text:style-name="P2">000000d0 <text:s/>63 02 00 01 34 22 62 00 <text:s/>62 00 72 65 00 00 02 01 <text:s/>|c...4"b.b.re....|</text:p>
      <text:p text:style-name="P2">000000e0 <text:s/>71 01 63 90 a6 00 00 00 <text:s text:c="26"/>|q.c.....|</text:p>
      <text:p text:style-name="P2">000000e8</text:p>
      <text:p text:style-name="P2"/>
      <text:p text:style-name="P3">0x2307 = 8307 (scale=3: coarse) = 8307*10^3 = 8307000 Wh</text:p>
      <text:p text:style-name="P2"/>
      <text:p text:style-name="P2">joachim@caba1:~/git&gt; hexdump -C ~/Downloads/sml\(1\) </text:p>
      <text:p text:style-name="P2">00000000 <text:s/>76 09 82 ae 63 02 00 01 <text:s/>7c ad 62 00 62 00 72 65 <text:s/>|v...c...|.b.b.re|</text:p>
      <text:p text:style-name="P2">00000010 <text:s/>00 00 01 01 76 01 01 09 <text:s/>00 00 00 00 02 64 2d 66 <text:s/>|....v........d-f|</text:p>
      <text:p text:style-name="P2">00000020 <text:s/>0b 0a 01 49 54 52 00 03 <text:s/>4f 65 82 72 62 01 65 02 <text:s/>|...ITR..Oe.rb.e.|</text:p>
      <text:p text:style-name="P2">00000030 <text:s/>64 2d 67 01 63 84 bf 00 <text:s/>76 09 82 ae 63 02 00 01 <text:s/>|d-g.c...v...c...|</text:p>
      <text:p text:style-name="P2">00000040 <text:s/>7c ae 62 00 62 00 72 65 <text:s/>00 00 07 01 77 01 0b 0a <text:s/>||.b.b.re....w...|</text:p>
      <text:p text:style-name="P2">00000050 <text:s/>01 49 54 52 00 03 4f 65 <text:s/>82 07 01 00 62 0a ff ff <text:s/>|.ITR..Oe....b...|</text:p>
      <text:p text:style-name="P2">00000060 <text:s/>72 62 01 65 02 64 2d 67 <text:s/>75 77 07 01 00 60 32 01 <text:s/>|rb.e.d-guw...`2.|</text:p>
      <text:p text:style-name="P2">00000070 <text:s/>01 01 01 01 01 04 49 54 <text:s/>52 01 77 07 01 00 60 01 <text:s/>|......ITR.w...`.|</text:p>
      <text:p text:style-name="P2">00000080 <text:s/>00 ff 01 01 01 01 0b 0a <text:s/>01 49 54 52 00 03 4f 65 <text:s/>|.........ITR..Oe|</text:p>
      <text:p text:style-name="P2">00000090 <text:s/>82 01 <text:span text:style-name="T1">77 07 01 00 01 08 <text:s/>00 ff 65 00 1c 01 04 01 <text:s/>|..w.......e.....|</text:span></text:p>
      <text:p text:style-name="P2"><text:span text:style-name="T1">000000a0 <text:s/>62 1e</text:span><text:span text:style-name="T3"> </text:span><text:span text:style-name="T6">52 ff</text:span><text:span text:style-name="T3"> </text:span><text:span text:style-name="T1">69 00 00 00 <text:s/>00</text:span><text:span text:style-name="T3"> </text:span><text:span text:style-name="T6">04 f3 f1 ba</text:span><text:span text:style-name="T3"> </text:span><text:span text:style-name="T1">01</text:span> 77 07 <text:s/>|b.R.i.........w.|</text:p>
      <text:p text:style-name="P2">000000b0 <text:s/>01 00 02 08 00 ff 01 01 <text:s/>62 1e 52 ff 69 00 00 00 <text:s/>|........b.R.i...|</text:p>
      <text:p text:style-name="P2">000000c0 <text:s/>00 00 01 eb 58 01 77 07 <text:s/>01 00 10 07 00 ff 01 01 <text:s/>|....X.w.........|</text:p>
      <text:p text:style-name="P2">000000d0 <text:s/>62 1b 52 00 55 00 00 07 <text:s/>4c 01 01 01 63 87 c9 00 <text:s/>|b.R.U...L...c...|</text:p>
      <text:p text:style-name="P2">000000e0 <text:s/>76 09 82 ae 63 02 00 01 <text:s/>7c af 62 00 62 00 72 65 <text:s/>|v...c...|.b.b.re|</text:p>
      <text:p text:style-name="P2">000000f0 <text:s/>00 00 02 01 71 01 63 4f <text:s/>f2 00 00 00 <text:s text:c="13"/>|....q.cO....|</text:p>
      <text:p text:style-name="P2">000000fc</text:p>
      <text:p text:style-name="P2"/>
      <text:p text:style-name="Standard"><text:span text:style-name="T7">04f3f1ba </text:span><text:span text:style-name="T8">= 83095994 (scale=-1: detailed) = 83095994 * 10^-1 = 8309599 W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9:47:08.628937725</meta:creation-date>
    <dc:date>2023-02-11T20:37:06.139292912</dc:date>
    <meta:editing-duration>PT49M57S</meta:editing-duration>
    <meta:editing-cycles>1</meta:editing-cycles>
    <meta:document-statistic meta:table-count="0" meta:image-count="0" meta:object-count="0" meta:page-count="1" meta:paragraph-count="37" meta:word-count="580" meta:character-count="2651" meta:non-whitespace-character-count="1977"/>
    <meta:generator>LibreOffice/7.4.3.2$Linux_X86_64 LibreOffice_project/40$Build-2</meta:generator>
  </office:meta>
</office:document-meta>
</file>